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cc5e8" officeooo:paragraph-rsid="001cc5e8"/>
    </style:style>
    <style:style style:name="P2" style:family="paragraph" style:parent-style-name="Standard">
      <style:text-properties officeooo:rsid="001cc5e8" officeooo:paragraph-rsid="001ea396"/>
    </style:style>
    <style:style style:name="P3" style:family="paragraph" style:parent-style-name="Standard">
      <style:text-properties officeooo:rsid="001ea396" officeooo:paragraph-rsid="001ea396"/>
    </style:style>
    <style:style style:name="P4" style:family="paragraph" style:parent-style-name="Standard" style:list-style-name="L2">
      <style:text-properties officeooo:rsid="001ea396" officeooo:paragraph-rsid="001ea396"/>
    </style:style>
    <style:style style:name="P5" style:family="paragraph" style:parent-style-name="Standard" style:list-style-name="L1">
      <style:text-properties officeooo:rsid="001fc955" officeooo:paragraph-rsid="001fc955"/>
    </style:style>
    <style:style style:name="P6" style:family="paragraph" style:parent-style-name="Header">
      <style:paragraph-properties fo:text-align="end" style:justify-single-word="false"/>
      <style:text-properties officeooo:rsid="001cc5e8" officeooo:paragraph-rsid="001cc5e8"/>
    </style:style>
    <style:style style:name="T1" style:family="text">
      <style:text-properties officeooo:rsid="001e253d"/>
    </style:style>
    <style:style style:name="T2" style:family="text">
      <style:text-properties officeooo:rsid="001ea396"/>
    </style:style>
    <style:style style:name="T3" style:family="text">
      <style:text-properties officeooo:rsid="0022113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span text:style-name="T3">An ideal integrated surveillance database of healthcare records from various sources must have HIPAA-compliant policies, the data must be encrypted, there must be standards for data transmission and data definitions, quality control and error checking, and inclusion of regional and national databases. Benefits to such a system are: detection of syndromes or problems in a community, trends and patterns of public health importance, clinical guidelines on a per-patient basis, and an increase in the distribution of clinical research results. This system has some impediments, including slow internet connectivity, poor education and training of clinicians in both computer knowledge and communication technologies, and poor organization and management. People will need to be taught new things to support this system, and others will need to maintain it.</text:span></text:p>
      <text:p text:style-name="P1"/>
      <text:p text:style-name="P1">2. <text:span text:style-name="T2">Five uses of Medical Data:</text:span></text:p>
      <text:list xml:id="list6497973454635427234" text:style-name="L1">
        <text:list-item>
          <text:p text:style-name="P5">Data collection to support clinical research</text:p>
        </text:list-item>
        <text:list-item>
          <text:p text:style-name="P5">Supports communication among healthcare providers</text:p>
        </text:list-item>
        <text:list-item>
          <text:p text:style-name="P5">Anticipate future health issues in patients due to trends</text:p>
        </text:list-item>
        <text:list-item>
          <text:p text:style-name="P5">Provide legal records</text:p>
        </text:list-item>
        <text:list-item>
          <text:p text:style-name="P5">Identify deviations from expected trends</text:p>
        </text:list-item>
      </text:list>
      <text:p text:style-name="P3">Weaknesses of paper-based mecial records:</text:p>
      <text:list xml:id="list8762535197747582626" text:style-name="L2">
        <text:list-item>
          <text:p text:style-name="P4">Hard to search through</text:p>
        </text:list-item>
        <text:list-item>
          <text:p text:style-name="P4">Physical copies are easily lost</text:p>
        </text:list-item>
        <text:list-item>
          <text:p text:style-name="P4">Loads of paper take up space</text:p>
        </text:list-item>
        <text:list-item>
          <text:p text:style-name="P4">Difficult to collect data and trends with</text:p>
        </text:list-item>
      </text:list>
      <text:p text:style-name="P3"/>
      <text:p text:style-name="P1">3. 1) <text:span text:style-name="T2">USE PatientDatabase; </text:span>SELECT Patient_Name. Height, Weight FROM Patient;</text:p>
      <text:p text:style-name="P2"><text:s text:c="4"/>2) <text:span text:style-name="T2">USE PatientDatabase; </text:span>SELECT Patient_ID, Patient_Name, Date_of_Birth FROM Patient ORDER BY Patient_ID DESC;</text:p>
      <text:p text:style-name="P2"><text:s text:c="4"/>3) <text:span text:style-name="T2">USE PatientDatabase; </text:span>SELECT Patient_Name, Height FROM Patient WHERE Height &gt; 70;</text:p>
      <text:p text:style-name="P2"><text:s text:c="4"/>4) <text:span text:style-name="T2">USE PatientDatabase; </text:span>SELECT Patient_Name, Date_of_Birth FROM Patient WHERE <text:span text:style-name="T1">YEAR(Date_of_Birth) = 1974;</text:span></text:p>
      <text:p text:style-name="P2"><text:s text:c="4"/><text:span text:style-name="T1">5) USE PatientDatabase; SELECT Med_Name, Start_Date, Med_Price FROM Medicine ORDER BY Med_Price, Med_Name;</text:span></text:p>
      <text:p text:style-name="P2"><text:s text:c="4"/><text:span text:style-name="T1">6) USE PatientDatabase; SELECT Med_ID, Med_Price FROM Medicine WHERE Med_Price &lt; 5;</text:span></text:p>
      <text:p text:style-name="P2"><text:s text:c="4"/><text:span text:style-name="T1">7) USE PatientDatabase; SELECT Med_Name, Med_Price FROM Medicine WHERE Med_ID LIKE ‘CISAPRIDE%’ AND Med_Price &lt; 4 ORDER BY Med_Price;</text:span></text:p>
      <text:p text:style-name="P2"><text:s text:c="4"/><text:span text:style-name="T2">8) USE PatientDatabase; SELECT Med_Name, Start_Date FROM Medicine WHERE YEAR(Start_Date) = 2006 AND Med_Price &lt; 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cc5e8" officeooo:paragraph-rsid="001cc5e8"/>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Cody Vall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5T19:18:13.242305249</meta:creation-date>
    <dc:date>2016-09-15T21:12:54.939338268</dc:date>
    <meta:editing-duration>PT1H24M9S</meta:editing-duration>
    <meta:editing-cycles>3</meta:editing-cycles>
    <meta:generator>LibreOffice/5.1.4.2$Linux_X86_64 LibreOffice_project/10m0$Build-2</meta:generator>
    <meta:document-statistic meta:table-count="0" meta:image-count="0" meta:object-count="0" meta:page-count="1" meta:paragraph-count="21" meta:word-count="305" meta:character-count="2119" meta:non-whitespace-character-count="1816"/>
  </office:meta>
</office:document-meta>
</file>